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Heading_32_2" style:data-style-name="N0">
      <style:table-cell-properties fo:border="thin solid #000000" style:vertical-align="automatic" fo:background-color="#B2B2B2"/>
      <style:text-properties fo:color="#000000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19">
      <style:table-cell-properties fo:border="thin solid #000000"/>
    </style:style>
    <style:style style:name="co1" style:family="table-column">
      <style:table-column-properties fo:break-before="auto" style:column-width="2.18016666666667cm"/>
    </style:style>
    <style:style style:name="co2" style:family="table-column">
      <style:table-column-properties fo:break-before="auto" style:column-width="7.493cm"/>
    </style:style>
    <style:style style:name="co3" style:family="table-column">
      <style:table-column-properties fo:break-before="auto" style:column-width="6.20183333333333cm"/>
    </style:style>
    <style:style style:name="co4" style:family="table-column">
      <style:table-column-properties fo:break-before="auto" style:column-width="3.32316666666667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6.6675cm"/>
    </style:style>
    <style:style style:name="co7" style:family="table-column">
      <style:table-column-properties fo:break-before="auto" style:column-width="8.128cm"/>
    </style:style>
    <style:style style:name="co8" style:family="table-column">
      <style:table-column-properties fo:break-before="auto" style:column-width="6.18066666666667cm"/>
    </style:style>
    <style:style style:name="co9" style:family="table-column">
      <style:table-column-properties fo:break-before="auto" style:column-width="2.26483333333333cm"/>
    </style:style>
    <style:style style:name="co10" style:family="table-column">
      <style:table-column-properties fo:break-before="auto" style:column-width="4.04283333333333cm"/>
    </style:style>
    <style:style style:name="co11" style:family="table-column">
      <style:table-column-properties fo:break-before="auto" style:column-width="7.0485cm"/>
    </style:style>
    <style:style style:name="co12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number-columns-spanned="2" table:number-rows-spanned="1" table:style-name="ce4">
            <text:p>Risikoanalyse <text:s/>Jump and Run</text:p>
          </table:table-cell>
          <table:covered-table-cell/>
          <table:table-cell table:number-columns-repeated="9" table:style-name="ce2"/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2">
          <table:table-cell office:value-type="string" table:style-name="ce3">
            <text:p>Risiko ID</text:p>
          </table:table-cell>
          <table:table-cell office:value-type="string" table:style-name="ce3">
            <text:p>Beschreibung</text:p>
          </table:table-cell>
          <table:table-cell office:value-type="string" table:style-name="ce3">
            <text:p>Wahrscheinlichkeit(sklasse)</text:p>
          </table:table-cell>
          <table:table-cell office:value-type="string" table:style-name="ce3">
            <text:p>Schadenshöhe</text:p>
          </table:table-cell>
          <table:table-cell office:value-type="string" table:style-name="ce3">
            <text:p>Risiko-Score</text:p>
          </table:table-cell>
          <table:table-cell office:value-type="string" table:style-name="ce3">
            <text:p>Minimierungs-Strategie</text:p>
          </table:table-cell>
          <table:table-cell office:value-type="string" table:style-name="ce3">
            <text:p>Indikatoren</text:p>
          </table:table-cell>
          <table:table-cell office:value-type="string" table:style-name="ce3">
            <text:p>Notfallplan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Verantwortlicher</text:p>
          </table:table-cell>
          <table:table-cell office:value-type="string" table:style-name="ce3">
            <text:p>Datum der letzten Aktualisierung</text:p>
          </table:table-cell>
          <table:table-cell table:number-columns-repeated="16373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Krankheit</text:p>
          </table:table-cell>
          <table:table-cell office:value-type="float" office:value="9" table:style-name="ce5">
            <text:p>9</text:p>
          </table:table-cell>
          <table:table-cell office:value-type="float" office:value="5" table:style-name="ce5">
            <text:p>5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Absprache, Unterstützen</text:p>
          </table:table-cell>
          <table:table-cell office:value-type="string" table:style-name="ce6">
            <text:p>3 Tage Ausfall</text:p>
          </table:table-cell>
          <table:table-cell office:value-type="string" table:style-name="ce6">
            <text:p>done is better than perfect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Christoph</text:p>
          </table:table-cell>
          <table:table-cell office:value-type="date" office:date-value="2025-04-17T00:00:00" table:style-name="ce7">
            <text:p>17.04.2025</text:p>
          </table:table-cell>
          <table:table-cell table:number-columns-repeated="16373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Assets nicht open source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Lizenz ergänzen</text:p>
          </table:table-cell>
          <table:table-cell office:value-type="string" table:style-name="ce6">
            <text:p>Lizenz fehlt im Dokument</text:p>
          </table:table-cell>
          <table:table-cell office:value-type="string" table:style-name="ce6">
            <text:p>ergänzen oder andere asset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Lukas</text:p>
          </table:table-cell>
          <table:table-cell office:value-type="date" office:date-value="2025-04-17T00:00:00" table:style-name="ce7">
            <text:p>17.04.2025</text:p>
          </table:table-cell>
          <table:table-cell table:number-columns-repeated="16373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Bugs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Wartbarkeit und Dokumentation</text:p>
          </table:table-cell>
          <table:table-cell office:value-type="string" table:style-name="ce6">
            <text:p>Spiel macht Dinge die es nicht soll</text:p>
          </table:table-cell>
          <table:table-cell office:value-type="string" table:style-name="ce6">
            <text:p>rollback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ichi</text:p>
          </table:table-cell>
          <table:table-cell office:value-type="date" office:date-value="2025-04-17T00:00:00" table:style-name="ce7">
            <text:p>17.04.2025</text:p>
          </table:table-cell>
          <table:table-cell table:number-columns-repeated="16373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läuft nicht auf allen gewünschten Plattformen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häufig testen</text:p>
          </table:table-cell>
          <table:table-cell office:value-type="string" table:style-name="ce6">
            <text:p>exe startet nicht</text:p>
          </table:table-cell>
          <table:table-cell office:value-type="string" table:style-name="ce6">
            <text:p>fokus auf systeme auf denen es läuft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ichi</text:p>
          </table:table-cell>
          <table:table-cell office:value-type="date" office:date-value="2025-04-17T00:00:00" table:style-name="ce7">
            <text:p>17.04.2025</text:p>
          </table:table-cell>
          <table:table-cell table:number-columns-repeated="16373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Probleme mit der Godot Engine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alte Version verwenden</text:p>
          </table:table-cell>
          <table:table-cell office:value-type="string" table:style-name="ce6">
            <text:p>Spiel kann nicht in Godot geöffnet werden</text:p>
          </table:table-cell>
          <table:table-cell office:value-type="string" table:style-name="ce6">
            <text:p>Enginewechsel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ichi</text:p>
          </table:table-cell>
          <table:table-cell office:value-type="date" office:date-value="2025-04-17T00:00:00" table:style-name="ce7">
            <text:p>17.04.2025</text:p>
          </table:table-cell>
          <table:table-cell table:number-columns-repeated="16373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5">
            <text:p>Streit im Team</text:p>
          </table:table-cell>
          <table:table-cell office:value-type="float" office:value="3" table:style-name="ce5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Vertrag vor Veröffentlichung des Spiels.</text:p>
          </table:table-cell>
          <table:table-cell office:value-type="string" table:style-name="ce6">
            <text:p>Drohen mit Klage oder Gewalt</text:p>
          </table:table-cell>
          <table:table-cell office:value-type="string" table:style-name="ce6">
            <text:p>Rechtsberatung/Mediation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Christoph</text:p>
          </table:table-cell>
          <table:table-cell office:value-type="date" office:date-value="2025-04-17T00:00:00" table:style-name="ce7">
            <text:p>17.04.2025</text:p>
          </table:table-cell>
          <table:table-cell table:number-columns-repeated="16373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5">
            <text:p>Technische Komplexität</text:p>
          </table:table-cell>
          <table:table-cell office:value-type="float" office:value="3" table:style-name="ce5">
            <text:p>3</text:p>
          </table:table-cell>
          <table:table-cell office:value-type="float" office:value="7" table:style-name="ce5">
            <text:p>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1 Woche Arbeit an einem issue, ohne fortschritte</text:p>
          </table:table-cell>
          <table:table-cell office:value-type="string" table:style-name="ce6">
            <text:p>1 Woche <text:s/>Arbeit an einem issue, ohne fortschritte</text:p>
          </table:table-cell>
          <table:table-cell office:value-type="string" table:style-name="ce6">
            <text:p>rollback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ichi</text:p>
          </table:table-cell>
          <table:table-cell office:value-type="date" office:date-value="2025-04-17T00:00:00" table:style-name="ce7">
            <text:p>17.04.2025</text:p>
          </table:table-cell>
          <table:table-cell table:number-columns-repeated="16373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5">
            <text:p>Spiel kommt nicht gut an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Demo Version + Fragebogen</text:p>
          </table:table-cell>
          <table:table-cell office:value-type="string" table:style-name="ce6">
            <text:p>Note schlechter als 3,5</text:p>
          </table:table-cell>
          <table:table-cell office:value-type="string" table:style-name="ce6">
            <text:p>kritik umsetzen bis Note besser 3,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Christoph</text:p>
          </table:table-cell>
          <table:table-cell office:value-type="date" office:date-value="2025-04-17T00:00:00" table:style-name="ce7">
            <text:p>17.04.2025</text:p>
          </table:table-cell>
          <table:table-cell table:number-columns-repeated="16373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5">
            <text:p>Zeitmangel durch parallele Studieninhalte</text:p>
          </table:table-cell>
          <table:table-cell office:value-type="float" office:value="9" table:style-name="ce5">
            <text:p>9</text:p>
          </table:table-cell>
          <table:table-cell office:value-type="float" office:value="5" table:style-name="ce5">
            <text:p>5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Fokus auf MVP; Feature-Freeze-Termine; Kanban-Board nutzen; nicht-kritische Features reduzieren</text:p>
          </table:table-cell>
          <table:table-cell office:value-type="string" table:style-name="ce5">
            <text:p>Verzögerung im Kanban, wenige Commits</text:p>
          </table:table-cell>
          <table:table-cell office:value-type="string" table:style-name="ce5">
            <text:p>Aufgaben umpriorisieren, MVP neu definieren, Zeitpuffer einplanen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Christoph</text:p>
          </table:table-cell>
          <table:table-cell office:value-type="date" office:date-value="2025-04-23T00:00:00" table:style-name="ce7">
            <text:p>23.04.2025</text:p>
          </table:table-cell>
          <table:table-cell table:number-columns-repeated="16373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5">
            <text:p>Bugs durch komplexe Interaktionen (z. B. Totems, Rätsel, Gegnerverhalten)</text:p>
          </table:table-cell>
          <table:table-cell office:value-type="float" office:value="9" table:style-name="ce5">
            <text:p>9</text:p>
          </table:table-cell>
          <table:table-cell office:value-type="float" office:value="4" table:style-name="ce5">
            <text:p>4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Systeme modularisieren; Kombinationen testen; internes Testlevel; Playtests</text:p>
          </table:table-cell>
          <table:table-cell office:value-type="string" table:style-name="ce5">
            <text:p>Spiel bricht ab oder reagiert unerwartet</text:p>
          </table:table-cell>
          <table:table-cell office:value-type="string" table:style-name="ce5">
            <text:p>Fehlerhafte Mechaniken temporär deaktivieren, vereinfachte Version einsetzen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ichi</text:p>
          </table:table-cell>
          <table:table-cell office:value-type="date" office:date-value="2025-04-23T00:00:00" table:style-name="ce7">
            <text:p>23.04.2025</text:p>
          </table:table-cell>
          <table:table-cell table:number-columns-repeated="16373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5">
            <text:p>Unerfahrener Umgang mit Godot 4.4</text:p>
          </table:table-cell>
          <table:table-cell office:value-type="float" office:value="7" table:style-name="ce5">
            <text:p>7</text:p>
          </table:table-cell>
          <table:table-cell office:value-type="float" office:value="3" table:style-name="ce5">
            <text:p>3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Aufgaben nach Kenntnisstand; Pair Programming; Mini-Schulungen</text:p>
          </table:table-cell>
          <table:table-cell office:value-type="string" table:style-name="ce5">
            <text:p>Langsame Fortschritte oder viele Rückfragen</text:p>
          </table:table-cell>
          <table:table-cell office:value-type="string" table:style-name="ce5">
            <text:p>Erfahrene Entwickler übernehmen kritische Tasks, Tutorial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ichi</text:p>
          </table:table-cell>
          <table:table-cell office:value-type="date" office:date-value="2025-04-23T00:00:00" table:style-name="ce7">
            <text:p>23.04.2025</text:p>
          </table:table-cell>
          <table:table-cell table:number-columns-repeated="16373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5">
            <text:p>Unzureichendes Balancing von Gegnerstärke, Fallen und Power-Ups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5">
            <text:p>3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Testspieler einladen; Metriken definieren; sichtbare Wirkung</text:p>
          </table:table-cell>
          <table:table-cell office:value-type="string" table:style-name="ce5">
            <text:p>Spieler brechen ab oder Feedback negativ</text:p>
          </table:table-cell>
          <table:table-cell office:value-type="string" table:style-name="ce5">
            <text:p>Notfallpatch mit vereinfachten Parametern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ichi,Don</text:p>
          </table:table-cell>
          <table:table-cell office:value-type="date" office:date-value="2025-04-23T00:00:00" table:style-name="ce7">
            <text:p>23.04.2025</text:p>
          </table:table-cell>
          <table:table-cell table:number-columns-repeated="16373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5">
            <text:p>Unklare Aufgabenverteilung im Team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Regelmäßige Syncs; GitHub Projektboard; Verantwortlichkeiten benennen</text:p>
          </table:table-cell>
          <table:table-cell office:value-type="string" table:style-name="ce5">
            <text:p>Überschneidungen, doppelte Arbeit</text:p>
          </table:table-cell>
          <table:table-cell office:value-type="string" table:style-name="ce5">
            <text:p>Aufgaben neu zuteilen, klare Zuständigkeiten dokumentieren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Christoph</text:p>
          </table:table-cell>
          <table:table-cell office:value-type="date" office:date-value="2025-04-23T00:00:00" table:style-name="ce7">
            <text:p>23.04.2025</text:p>
          </table:table-cell>
          <table:table-cell table:number-columns-repeated="16373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5">
            <text:p>Feature Creep (ungeplante Erweiterungen)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Feature-Freeze; Ideen ins Backlog; Fokus auf Designdokument</text:p>
          </table:table-cell>
          <table:table-cell office:value-type="string" table:style-name="ce5">
            <text:p>Immer neue Aufgaben im Board</text:p>
          </table:table-cell>
          <table:table-cell office:value-type="string" table:style-name="ce5">
            <text:p>Neue Features in separates Projekt auslagern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Team</text:p>
          </table:table-cell>
          <table:table-cell office:value-type="date" office:date-value="2025-04-23T00:00:00" table:style-name="ce7">
            <text:p>23.04.2025</text:p>
          </table:table-cell>
          <table:table-cell table:number-columns-repeated="16373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Kirpal. Don</dc:creator>
    <meta:creation-date>2025-04-17T08:29:55Z</meta:creation-date>
    <dc:date>2025-04-23T11:27:58Z</dc:date>
    <meta:editing-cycles>10</meta:editing-cycles>
    <meta:editing-duration>PT0S</meta:editing-duration>
  </office:meta>
</office:document-meta>
</file>